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fo:font-style="normal" officeooo:rsid="001f13e9" officeooo:paragraph-rsid="001f13e9" style:font-style-asian="normal" style:font-style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fo:font-style="normal" officeooo:rsid="001f435a" officeooo:paragraph-rsid="001f435a" style:font-style-asian="normal" style:font-style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font-style="normal" officeooo:rsid="00214c5b" officeooo:paragraph-rsid="00214c5b" style:font-style-asian="normal" style:font-style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fo:font-style="normal" officeooo:rsid="0022b094" officeooo:paragraph-rsid="0022b094" style:font-style-asian="normal" style:font-style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fo:font-style="normal" officeooo:rsid="002885cb" officeooo:paragraph-rsid="002885cb" style:font-style-asian="normal" style:font-style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fo:font-style="normal" officeooo:rsid="003150e6" officeooo:paragraph-rsid="003150e6" style:font-style-asian="normal" style:font-style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style="normal" officeooo:rsid="002d2e6c" officeooo:paragraph-rsid="00427f24" style:font-style-asian="normal" style:font-style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font-style="normal" officeooo:rsid="0018a46e" officeooo:paragraph-rsid="00612d18" style:font-style-asian="normal" style:font-style-complex="normal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font-style="normal" officeooo:rsid="001e460a" officeooo:paragraph-rsid="001e460a" style:font-style-asian="normal" style:font-style-complex="normal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tyle="normal" officeooo:rsid="00116379" officeooo:paragraph-rsid="00116379" style:font-style-asian="normal" style:font-style-complex="normal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font-style="normal" officeooo:rsid="00470fb3" officeooo:paragraph-rsid="0059e21a" style:font-style-asian="normal" style:font-style-complex="normal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font-style="normal" officeooo:rsid="00470fb3" officeooo:paragraph-rsid="0064a097" style:font-style-asian="normal" style:font-style-complex="normal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font-style="normal" officeooo:rsid="0059e21a" officeooo:paragraph-rsid="005d9976" style:font-style-asian="normal" style:font-style-complex="normal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fo:font-style="normal" officeooo:rsid="005c96a4" officeooo:paragraph-rsid="005d9976" style:font-style-asian="normal" style:font-style-complex="normal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font-style="normal" officeooo:rsid="006a8f13" officeooo:paragraph-rsid="006a8f13" style:font-style-asian="normal" style:font-style-complex="normal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fo:font-style="normal" officeooo:rsid="003d472c" officeooo:paragraph-rsid="003d472c" style:font-style-asian="normal" style:font-style-complex="normal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font-style="normal" fo:font-weight="bold" officeooo:rsid="0022b094" officeooo:paragraph-rsid="0022b094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officeooo:rsid="00815d8b" officeooo:paragraph-rsid="00815d8b"/>
    </style:style>
    <style:style style:name="P19" style:family="paragraph" style:parent-style-name="Text_20_body" style:list-style-name="L1">
      <style:paragraph-properties fo:margin-top="0cm" fo:margin-bottom="0cm" loext:contextual-spacing="false" fo:line-height="100%"/>
      <style:text-properties fo:font-style="normal" officeooo:rsid="002ff105" officeooo:paragraph-rsid="0048c80a" style:font-style-asian="normal" style:font-style-complex="normal"/>
    </style:style>
    <style:style style:name="P20" style:family="paragraph" style:parent-style-name="Text_20_body" style:list-style-name="L1">
      <style:paragraph-properties fo:margin-top="0cm" fo:margin-bottom="0cm" loext:contextual-spacing="false" fo:line-height="100%"/>
      <style:text-properties fo:font-style="normal" officeooo:rsid="00311de8" officeooo:paragraph-rsid="00427f24" style:font-style-asian="normal" style:font-style-complex="normal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/>
      <style:text-properties fo:font-style="normal" officeooo:rsid="00355982" officeooo:paragraph-rsid="00427f24" style:font-style-asian="normal" style:font-style-complex="normal"/>
    </style:style>
    <style:style style:name="P22" style:family="paragraph" style:parent-style-name="Text_20_body" style:list-style-name="L2">
      <style:paragraph-properties fo:margin-top="0cm" fo:margin-bottom="0cm" loext:contextual-spacing="false" fo:line-height="100%"/>
      <style:text-properties fo:font-style="normal" officeooo:rsid="0035fcdb" officeooo:paragraph-rsid="00427f24" style:font-style-asian="normal" style:font-style-complex="normal"/>
    </style:style>
    <style:style style:name="P23" style:family="paragraph" style:parent-style-name="Text_20_body" style:list-style-name="L2">
      <style:paragraph-properties fo:margin-top="0cm" fo:margin-bottom="0cm" loext:contextual-spacing="false" fo:line-height="100%"/>
      <style:text-properties fo:font-style="normal" officeooo:rsid="00369eb3" officeooo:paragraph-rsid="00427f24" style:font-style-asian="normal" style:font-style-complex="normal"/>
    </style:style>
    <style:style style:name="P24" style:family="paragraph" style:parent-style-name="Text_20_body" style:list-style-name="L2">
      <style:paragraph-properties fo:margin-top="0cm" fo:margin-bottom="0cm" loext:contextual-spacing="false" fo:line-height="100%"/>
      <style:text-properties fo:font-style="normal" officeooo:rsid="0037ebe9" officeooo:paragraph-rsid="0048c80a" style:font-style-asian="normal" style:font-style-complex="normal"/>
    </style:style>
    <style:style style:name="P25" style:family="paragraph" style:parent-style-name="Text_20_body" style:list-style-name="L2">
      <style:paragraph-properties fo:margin-top="0cm" fo:margin-bottom="0cm" loext:contextual-spacing="false" fo:line-height="100%"/>
      <style:text-properties fo:font-style="normal" officeooo:rsid="003716fe" officeooo:paragraph-rsid="0048c80a" style:font-style-asian="normal" style:font-style-complex="normal"/>
    </style:style>
    <style:style style:name="P26" style:family="paragraph" style:parent-style-name="Text_20_body" style:list-style-name="L2">
      <style:paragraph-properties fo:margin-top="0cm" fo:margin-bottom="0cm" loext:contextual-spacing="false" fo:line-height="100%"/>
      <style:text-properties fo:font-style="normal" officeooo:rsid="0038e835" officeooo:paragraph-rsid="0048c80a" style:font-style-asian="normal" style:font-style-complex="normal"/>
    </style:style>
    <style:style style:name="P27" style:family="paragraph" style:parent-style-name="Text_20_body" style:list-style-name="L2">
      <style:paragraph-properties fo:margin-top="0cm" fo:margin-bottom="0cm" loext:contextual-spacing="false" fo:line-height="100%"/>
      <style:text-properties fo:font-style="normal" officeooo:rsid="0038ebec" officeooo:paragraph-rsid="0048c80a" style:font-style-asian="normal" style:font-style-complex="normal"/>
    </style:style>
    <style:style style:name="P28" style:family="paragraph" style:parent-style-name="Text_20_body" style:list-style-name="L2">
      <style:paragraph-properties fo:margin-top="0cm" fo:margin-bottom="0cm" loext:contextual-spacing="false" fo:line-height="100%"/>
      <style:text-properties fo:font-style="normal" officeooo:rsid="003990b3" officeooo:paragraph-rsid="0048c80a" style:font-style-asian="normal" style:font-style-complex="normal"/>
    </style:style>
    <style:style style:name="P29" style:family="paragraph" style:parent-style-name="Text_20_body" style:list-style-name="L3">
      <style:paragraph-properties fo:margin-top="0cm" fo:margin-bottom="0cm" loext:contextual-spacing="false" fo:line-height="100%"/>
      <style:text-properties fo:font-style="normal" officeooo:rsid="003b40a9" officeooo:paragraph-rsid="00427f24" style:font-style-asian="normal" style:font-style-complex="normal"/>
    </style:style>
    <style:style style:name="P30" style:family="paragraph" style:parent-style-name="Text_20_body" style:list-style-name="L3">
      <style:paragraph-properties fo:margin-top="0cm" fo:margin-bottom="0cm" loext:contextual-spacing="false" fo:line-height="100%"/>
      <style:text-properties fo:font-style="normal" officeooo:rsid="00435980" officeooo:paragraph-rsid="00435980" style:font-style-asian="normal" style:font-style-complex="normal"/>
    </style:style>
    <style:style style:name="P31" style:family="paragraph" style:parent-style-name="Text_20_body" style:list-style-name="L4">
      <style:paragraph-properties fo:margin-top="0cm" fo:margin-bottom="0cm" loext:contextual-spacing="false" fo:line-height="100%"/>
      <style:text-properties fo:font-style="normal" officeooo:rsid="0048d0f5" officeooo:paragraph-rsid="0059e21a" style:font-style-asian="normal" style:font-style-complex="normal"/>
    </style:style>
    <style:style style:name="P32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48d0f5" officeooo:paragraph-rsid="0048d0f5" style:font-style-asian="normal" style:font-style-complex="normal"/>
    </style:style>
    <style:style style:name="P33" style:family="paragraph" style:parent-style-name="Text_20_body" style:list-style-name="L4">
      <style:paragraph-properties fo:margin-top="0cm" fo:margin-bottom="0cm" loext:contextual-spacing="false" fo:line-height="100%"/>
      <style:text-properties fo:font-style="normal" officeooo:rsid="004c02e8" officeooo:paragraph-rsid="0059e21a" style:font-style-asian="normal" style:font-style-complex="normal"/>
    </style:style>
    <style:style style:name="P34" style:family="paragraph" style:parent-style-name="Text_20_body" style:list-style-name="L4">
      <style:paragraph-properties fo:margin-top="0cm" fo:margin-bottom="0cm" loext:contextual-spacing="false" fo:line-height="100%"/>
      <style:text-properties fo:font-style="normal" officeooo:rsid="004cdebd" officeooo:paragraph-rsid="0059e21a" style:font-style-asian="normal" style:font-style-complex="normal"/>
    </style:style>
    <style:style style:name="P35" style:family="paragraph" style:parent-style-name="Text_20_body" style:list-style-name="L4">
      <style:paragraph-properties fo:margin-top="0cm" fo:margin-bottom="0cm" loext:contextual-spacing="false" fo:line-height="100%"/>
      <style:text-properties fo:font-style="normal" officeooo:rsid="0050c651" officeooo:paragraph-rsid="0059e21a" style:font-style-asian="normal" style:font-style-complex="normal"/>
    </style:style>
    <style:style style:name="P36" style:family="paragraph" style:parent-style-name="Text_20_body" style:list-style-name="L4">
      <style:paragraph-properties fo:margin-top="0cm" fo:margin-bottom="0cm" loext:contextual-spacing="false" fo:line-height="100%"/>
      <style:text-properties fo:font-style="normal" officeooo:rsid="00527f5e" officeooo:paragraph-rsid="0059e21a" style:font-style-asian="normal" style:font-style-complex="normal"/>
    </style:style>
    <style:style style:name="P37" style:family="paragraph" style:parent-style-name="Text_20_body" style:list-style-name="L4">
      <style:paragraph-properties fo:margin-top="0cm" fo:margin-bottom="0cm" loext:contextual-spacing="false" fo:line-height="100%"/>
      <style:text-properties fo:font-style="normal" officeooo:rsid="00569882" officeooo:paragraph-rsid="0059e21a" style:font-style-asian="normal" style:font-style-complex="normal"/>
    </style:style>
    <style:style style:name="P38" style:family="paragraph" style:parent-style-name="Text_20_body" style:list-style-name="L4">
      <style:paragraph-properties fo:margin-top="0cm" fo:margin-bottom="0cm" loext:contextual-spacing="false" fo:line-height="100%"/>
      <style:text-properties fo:font-style="normal" officeooo:rsid="0058827b" officeooo:paragraph-rsid="0059e21a" style:font-style-asian="normal" style:font-style-complex="normal"/>
    </style:style>
    <style:style style:name="P39" style:family="paragraph" style:parent-style-name="Text_20_body" style:list-style-name="L4">
      <style:paragraph-properties fo:margin-top="0cm" fo:margin-bottom="0cm" loext:contextual-spacing="false" fo:line-height="100%"/>
      <style:text-properties fo:font-style="normal" officeooo:rsid="004d946a" officeooo:paragraph-rsid="0059e21a" style:font-style-asian="normal" style:font-style-complex="normal"/>
    </style:style>
    <style:style style:name="P40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4d946a" officeooo:paragraph-rsid="004d946a" style:font-style-asian="normal" style:font-style-complex="normal"/>
    </style:style>
    <style:style style:name="P41" style:family="paragraph" style:parent-style-name="Text_20_body" style:list-style-name="L4">
      <style:paragraph-properties fo:margin-top="0cm" fo:margin-bottom="0cm" loext:contextual-spacing="false" fo:line-height="100%"/>
      <style:text-properties fo:font-style="normal" officeooo:rsid="005eac16" officeooo:paragraph-rsid="005eac16" style:font-style-asian="normal" style:font-style-complex="normal"/>
    </style:style>
    <style:style style:name="P42" style:family="paragraph" style:parent-style-name="Text_20_body" style:list-style-name="L5">
      <style:paragraph-properties fo:margin-top="0cm" fo:margin-bottom="0cm" loext:contextual-spacing="false" fo:line-height="100%"/>
      <style:text-properties fo:font-style="normal" officeooo:rsid="005ba596" officeooo:paragraph-rsid="005d9976" style:font-style-asian="normal" style:font-style-complex="normal"/>
    </style:style>
    <style:style style:name="P43" style:family="paragraph" style:parent-style-name="Text_20_body" style:list-style-name="L5">
      <style:paragraph-properties fo:margin-top="0cm" fo:margin-bottom="0cm" loext:contextual-spacing="false" fo:line-height="100%"/>
      <style:text-properties fo:font-style="normal" officeooo:rsid="005bbdec" officeooo:paragraph-rsid="005d9976" style:font-style-asian="normal" style:font-style-complex="normal"/>
    </style:style>
    <style:style style:name="P44" style:family="paragraph" style:parent-style-name="Text_20_body" style:list-style-name="L5">
      <style:paragraph-properties fo:margin-top="0cm" fo:margin-bottom="0cm" loext:contextual-spacing="false" fo:line-height="100%"/>
      <style:text-properties fo:font-style="normal" officeooo:rsid="005c96a4" officeooo:paragraph-rsid="005d9976" style:font-style-asian="normal" style:font-style-complex="normal"/>
    </style:style>
    <style:style style:name="P45" style:family="paragraph" style:parent-style-name="Text_20_body" style:list-style-name="L6">
      <style:paragraph-properties fo:margin-top="0cm" fo:margin-bottom="0cm" loext:contextual-spacing="false" fo:line-height="100%"/>
      <style:text-properties fo:font-style="normal" officeooo:rsid="00214c5b" officeooo:paragraph-rsid="00214c5b" style:font-style-asian="normal" style:font-style-complex="normal"/>
    </style:style>
    <style:style style:name="P46" style:family="paragraph" style:parent-style-name="Text_20_body" style:list-style-name="L8">
      <style:paragraph-properties fo:margin-top="0cm" fo:margin-bottom="0cm" loext:contextual-spacing="false" fo:line-height="100%"/>
      <style:text-properties fo:font-style="normal" officeooo:rsid="00214c5b" officeooo:paragraph-rsid="00612d18" style:font-style-asian="normal" style:font-style-complex="normal"/>
    </style:style>
    <style:style style:name="P47" style:family="paragraph" style:parent-style-name="Text_20_body" style:list-style-name="L7">
      <style:paragraph-properties fo:margin-top="0cm" fo:margin-bottom="0cm" loext:contextual-spacing="false" fo:line-height="100%"/>
      <style:text-properties fo:font-style="normal" officeooo:rsid="001f13e9" officeooo:paragraph-rsid="001f13e9" style:font-style-asian="normal" style:font-style-complex="normal"/>
    </style:style>
    <style:style style:name="P48" style:family="paragraph" style:parent-style-name="Text_20_body" style:list-style-name="L8">
      <style:paragraph-properties fo:margin-top="0cm" fo:margin-bottom="0cm" loext:contextual-spacing="false" fo:line-height="100%"/>
      <style:text-properties fo:font-style="normal" officeooo:rsid="0018a46e" officeooo:paragraph-rsid="00612d18" style:font-style-asian="normal" style:font-style-complex="normal"/>
    </style:style>
    <style:style style:name="P49" style:family="paragraph" style:parent-style-name="Text_20_body" style:list-style-name="L8">
      <style:paragraph-properties fo:margin-top="0cm" fo:margin-bottom="0cm" loext:contextual-spacing="false" fo:line-height="100%"/>
      <style:text-properties fo:font-style="normal" officeooo:rsid="002e92ad" officeooo:paragraph-rsid="00612d18" style:font-style-asian="normal" style:font-style-complex="normal"/>
    </style:style>
    <style:style style:name="P50" style:family="paragraph" style:parent-style-name="Text_20_body" style:list-style-name="L9">
      <style:paragraph-properties fo:margin-top="0cm" fo:margin-bottom="0cm" loext:contextual-spacing="false" fo:line-height="100%"/>
      <style:text-properties fo:font-style="normal" officeooo:rsid="0025b320" officeooo:paragraph-rsid="0064a097" style:font-style-asian="normal" style:font-style-complex="normal"/>
    </style:style>
    <style:style style:name="P51" style:family="paragraph" style:parent-style-name="Text_20_body" style:list-style-name="L9">
      <style:paragraph-properties fo:margin-top="0cm" fo:margin-bottom="0cm" loext:contextual-spacing="false" fo:line-height="100%"/>
      <style:text-properties fo:font-style="normal" officeooo:rsid="006301df" officeooo:paragraph-rsid="0064a097" style:font-style-asian="normal" style:font-style-complex="normal"/>
    </style:style>
    <style:style style:name="P52" style:family="paragraph" style:parent-style-name="Text_20_body" style:list-style-name="L9">
      <style:paragraph-properties fo:margin-top="0cm" fo:margin-bottom="0cm" loext:contextual-spacing="false" fo:line-height="100%"/>
      <style:text-properties fo:font-style="normal" officeooo:rsid="002ccec9" officeooo:paragraph-rsid="0064a097" style:font-style-asian="normal" style:font-style-complex="normal"/>
    </style:style>
    <style:style style:name="P53" style:family="paragraph" style:parent-style-name="Text_20_body" style:list-style-name="L10">
      <style:paragraph-properties fo:margin-top="0cm" fo:margin-bottom="0cm" loext:contextual-spacing="false" fo:line-height="100%"/>
      <style:text-properties fo:font-style="normal" officeooo:rsid="0031d686" officeooo:paragraph-rsid="0031d686" style:font-style-asian="normal" style:font-style-complex="normal"/>
    </style:style>
    <style:style style:name="P54" style:family="paragraph" style:parent-style-name="Text_20_body" style:list-style-name="L10">
      <style:paragraph-properties fo:margin-top="0cm" fo:margin-bottom="0cm" loext:contextual-spacing="false" fo:line-height="100%"/>
      <style:text-properties fo:font-style="normal" officeooo:rsid="00336cee" officeooo:paragraph-rsid="00336cee" style:font-style-asian="normal" style:font-style-complex="normal"/>
    </style:style>
    <style:style style:name="P55" style:family="paragraph" style:parent-style-name="Text_20_body" style:list-style-name="L11">
      <style:paragraph-properties fo:margin-top="0cm" fo:margin-bottom="0cm" loext:contextual-spacing="false" fo:line-height="100%"/>
      <style:text-properties fo:font-style="normal" officeooo:rsid="00218ab2" officeooo:paragraph-rsid="00218ab2" style:font-style-asian="normal" style:font-style-complex="normal"/>
    </style:style>
    <style:style style:name="P56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22b094" officeooo:paragraph-rsid="0022b094" style:font-style-asian="normal" style:font-style-complex="normal"/>
    </style:style>
    <style:style style:name="P57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249d90" officeooo:paragraph-rsid="00249d90" style:font-style-asian="normal" style:font-style-complex="normal"/>
    </style:style>
    <style:style style:name="P58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283052" officeooo:paragraph-rsid="00283052" style:font-style-asian="normal" style:font-style-complex="normal"/>
    </style:style>
    <style:style style:name="P59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2885cb" officeooo:paragraph-rsid="002885cb" style:font-style-asian="normal" style:font-style-complex="normal"/>
    </style:style>
    <style:style style:name="P60" style:family="paragraph" style:parent-style-name="Text_20_body" style:list-style-name="L14">
      <style:paragraph-properties fo:margin-top="0cm" fo:margin-bottom="0cm" loext:contextual-spacing="false" fo:line-height="100%"/>
      <style:text-properties fo:font-style="normal" officeooo:rsid="002885cb" officeooo:paragraph-rsid="002885cb" style:font-style-asian="normal" style:font-style-complex="normal"/>
    </style:style>
    <style:style style:name="P61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494e0b" officeooo:paragraph-rsid="00494e0b" style:font-style-asian="normal" style:font-style-complex="normal"/>
    </style:style>
    <style:style style:name="P62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4b02b4" officeooo:paragraph-rsid="004b02b4" style:font-style-asian="normal" style:font-style-complex="normal"/>
    </style:style>
    <style:style style:name="P63" style:family="paragraph" style:parent-style-name="Text_20_body" style:list-style-name="L13">
      <style:paragraph-properties fo:margin-top="0cm" fo:margin-bottom="0cm" loext:contextual-spacing="false" fo:line-height="100%"/>
      <style:text-properties fo:font-style="normal" officeooo:rsid="00424f9b" officeooo:paragraph-rsid="00714a64" style:font-style-asian="normal" style:font-style-complex="normal"/>
    </style:style>
    <style:style style:name="P64" style:family="paragraph" style:parent-style-name="Text_20_body" style:list-style-name="L13">
      <style:paragraph-properties fo:margin-top="0cm" fo:margin-bottom="0cm" loext:contextual-spacing="false" fo:line-height="100%"/>
      <style:text-properties fo:font-style="normal" officeooo:rsid="004ba983" officeooo:paragraph-rsid="00714a64" style:font-style-asian="normal" style:font-style-complex="normal"/>
    </style:style>
    <style:style style:name="P65" style:family="paragraph" style:parent-style-name="Text_20_body" style:list-style-name="L14">
      <style:paragraph-properties fo:margin-top="0cm" fo:margin-bottom="0cm" loext:contextual-spacing="false" fo:line-height="100%"/>
      <style:text-properties fo:font-style="normal" officeooo:rsid="002a3ca8" officeooo:paragraph-rsid="002a3ca8" style:font-style-asian="normal" style:font-style-complex="normal"/>
    </style:style>
    <style:style style:name="P66" style:family="paragraph" style:parent-style-name="Text_20_body" style:list-style-name="L8">
      <style:paragraph-properties fo:margin-top="0cm" fo:margin-bottom="0cm" loext:contextual-spacing="false" fo:line-height="100%"/>
      <style:text-properties fo:font-style="normal" officeooo:rsid="00775067" officeooo:paragraph-rsid="00775067" style:font-style-asian="normal" style:font-style-complex="normal"/>
    </style:style>
    <style:style style:name="P67" style:family="paragraph" style:parent-style-name="Text_20_body" style:list-style-name="L8">
      <style:paragraph-properties fo:margin-top="0cm" fo:margin-bottom="0cm" loext:contextual-spacing="false" fo:line-height="100%"/>
      <style:text-properties fo:font-style="normal" officeooo:rsid="007a6f22" officeooo:paragraph-rsid="007a6f22" style:font-style-asian="normal" style:font-style-complex="normal"/>
    </style:style>
    <style:style style:name="P68" style:family="paragraph" style:parent-style-name="Text_20_body" style:list-style-name="L8">
      <style:paragraph-properties fo:margin-top="0cm" fo:margin-bottom="0cm" loext:contextual-spacing="false" fo:line-height="100%"/>
      <style:text-properties fo:font-style="normal" officeooo:rsid="007c0ff5" officeooo:paragraph-rsid="007c0ff5" style:font-style-asian="normal" style:font-style-complex="normal"/>
    </style:style>
    <style:style style:name="P69" style:family="paragraph" style:parent-style-name="Text_20_body" style:list-style-name="L8">
      <style:paragraph-properties fo:margin-top="0cm" fo:margin-bottom="0cm" loext:contextual-spacing="false" fo:line-height="100%"/>
      <style:text-properties fo:font-style="normal" officeooo:rsid="007c0ff5" officeooo:paragraph-rsid="007ca2db" style:font-style-asian="normal" style:font-style-complex="normal"/>
    </style:style>
    <style:style style:name="P70" style:family="paragraph" style:parent-style-name="Text_20_body">
      <style:paragraph-properties fo:margin-top="0cm" fo:margin-bottom="0cm" loext:contextual-spacing="false" fo:line-height="100%"/>
      <style:text-properties officeooo:rsid="00731be4" officeooo:paragraph-rsid="00731be4"/>
    </style:style>
    <style:style style:name="P71" style:family="paragraph" style:parent-style-name="Text_20_body">
      <style:paragraph-properties fo:margin-top="0cm" fo:margin-bottom="0cm" loext:contextual-spacing="false" fo:line-height="100%"/>
    </style:style>
    <style:style style:name="P72" style:family="paragraph" style:parent-style-name="Text_20_body" style:list-style-name="L16">
      <style:paragraph-properties fo:margin-top="0cm" fo:margin-bottom="0cm" loext:contextual-spacing="false" fo:line-height="100%"/>
      <style:text-properties officeooo:rsid="007d9c01" officeooo:paragraph-rsid="007d9c01"/>
    </style:style>
    <style:style style:name="P73" style:family="paragraph" style:parent-style-name="Text_20_body" style:list-style-name="L16">
      <style:paragraph-properties fo:margin-top="0cm" fo:margin-bottom="0cm" loext:contextual-spacing="false" fo:line-height="100%"/>
      <style:text-properties officeooo:rsid="007d9c01" officeooo:paragraph-rsid="007e4e82"/>
    </style:style>
    <style:style style:name="P74" style:family="paragraph" style:parent-style-name="Text_20_body">
      <style:paragraph-properties fo:margin-top="0cm" fo:margin-bottom="0cm" loext:contextual-spacing="false" fo:line-height="100%"/>
      <style:text-properties fo:font-style="italic" officeooo:rsid="007d9c01" officeooo:paragraph-rsid="007d9c01" style:font-style-asian="italic" style:font-style-complex="italic"/>
    </style:style>
    <style:style style:name="P75" style:family="paragraph" style:parent-style-name="Text_20_body">
      <style:paragraph-properties fo:margin-top="0cm" fo:margin-bottom="0cm" loext:contextual-spacing="false" fo:line-height="100%"/>
      <style:text-properties fo:font-style="italic" officeooo:rsid="0080630d" officeooo:paragraph-rsid="0080630d" style:font-style-asian="italic" style:font-style-complex="italic"/>
    </style:style>
    <style:style style:name="P76" style:family="paragraph" style:parent-style-name="Text_20_body">
      <style:paragraph-properties fo:margin-top="0cm" fo:margin-bottom="0cm" loext:contextual-spacing="false" fo:line-height="100%"/>
      <style:text-properties officeooo:rsid="0080630d" officeooo:paragraph-rsid="0080630d"/>
    </style:style>
    <style:style style:name="P77" style:family="paragraph" style:parent-style-name="Heading_20_4">
      <style:paragraph-properties fo:margin-top="0cm" fo:margin-bottom="0cm" loext:contextual-spacing="false" fo:line-height="100%"/>
    </style:style>
    <style:style style:name="P78" style:family="paragraph" style:parent-style-name="Heading_20_3">
      <style:paragraph-properties fo:margin-top="0cm" fo:margin-bottom="0cm" loext:contextual-spacing="false" fo:line-height="100%"/>
    </style:style>
    <style:style style:name="P79" style:family="paragraph" style:parent-style-name="Heading_20_3">
      <style:paragraph-properties fo:margin-top="0cm" fo:margin-bottom="0cm" loext:contextual-spacing="false" fo:line-height="100%"/>
      <style:text-properties officeooo:paragraph-rsid="00731be4"/>
    </style:style>
    <style:style style:name="P80" style:family="paragraph" style:parent-style-name="Heading_20_3">
      <style:paragraph-properties fo:margin-top="0cm" fo:margin-bottom="0cm" loext:contextual-spacing="false" fo:line-height="100%"/>
      <style:text-properties officeooo:paragraph-rsid="00470fb3"/>
    </style:style>
    <style:style style:name="P81" style:family="paragraph" style:parent-style-name="Heading_20_3">
      <style:paragraph-properties fo:margin-top="0cm" fo:margin-bottom="0cm" loext:contextual-spacing="false" fo:line-height="100%" fo:break-before="column"/>
      <style:text-properties officeooo:rsid="00731be4" officeooo:paragraph-rsid="00731be4"/>
    </style:style>
    <style:style style:name="P82" style:family="paragraph" style:parent-style-name="Heading_20_3">
      <style:paragraph-properties fo:margin-top="0cm" fo:margin-bottom="0cm" loext:contextual-spacing="false" fo:line-height="100%" fo:break-before="column"/>
    </style:style>
    <style:style style:name="P83" style:family="paragraph" style:parent-style-name="Heading_20_3">
      <style:paragraph-properties fo:margin-top="0cm" fo:margin-bottom="0cm" loext:contextual-spacing="false" fo:line-height="100%" fo:break-before="column"/>
      <style:text-properties officeooo:paragraph-rsid="00470fb3"/>
    </style:style>
    <style:style style:name="T1" style:family="text">
      <style:text-properties officeooo:rsid="0015e22f"/>
    </style:style>
    <style:style style:name="T2" style:family="text">
      <style:text-properties officeooo:rsid="0018a46e"/>
    </style:style>
    <style:style style:name="T3" style:family="text">
      <style:text-properties officeooo:rsid="002d2e6c"/>
    </style:style>
    <style:style style:name="T4" style:family="text">
      <style:text-properties officeooo:rsid="002ff105"/>
    </style:style>
    <style:style style:name="T5" style:family="text">
      <style:text-properties officeooo:rsid="00327a9e"/>
    </style:style>
    <style:style style:name="T6" style:family="text">
      <style:text-properties officeooo:rsid="0045eef5"/>
    </style:style>
    <style:style style:name="T7" style:family="text">
      <style:text-properties officeooo:rsid="004d946a"/>
    </style:style>
    <style:style style:name="T8" style:family="text">
      <style:text-properties officeooo:rsid="00511167"/>
    </style:style>
    <style:style style:name="T9" style:family="text">
      <style:text-properties officeooo:rsid="00536761"/>
    </style:style>
    <style:style style:name="T10" style:family="text">
      <style:text-properties officeooo:rsid="005431b9"/>
    </style:style>
    <style:style style:name="T11" style:family="text">
      <style:text-properties officeooo:rsid="005b8659"/>
    </style:style>
    <style:style style:name="T12" style:family="text">
      <style:text-properties officeooo:rsid="0066f540"/>
    </style:style>
    <style:style style:name="T13" style:family="text">
      <style:text-properties officeooo:rsid="00714fde"/>
    </style:style>
    <style:style style:name="T14" style:family="text">
      <style:text-properties officeooo:rsid="00780e5b"/>
    </style:style>
    <style:style style:name="T15" style:family="text">
      <style:text-properties officeooo:rsid="007b9db1"/>
    </style:style>
    <style:style style:name="T16" style:family="text">
      <style:text-properties officeooo:rsid="007e4e82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Github:</text:h>
      <text:p text:style-name="P18"/>
      <text:h text:style-name="P79" text:outline-level="3"/>
      <text:h text:style-name="P79" text:outline-level="3">1 Feb <text:span text:style-name="T1">2022</text:span></text:h>
      <text:h text:style-name="P77" text:outline-level="4"/>
      <text:h text:style-name="P77" text:outline-level="4">Tasks Completed</text:h>
      <text:p text:style-name="P71"/>
      <text:p text:style-name="P7">AGC <text:span text:style-name="T4">Current Students / Induction:</text:span></text:p>
      <text:list xml:id="list2562292839" text:style-name="L1">
        <text:list-item>
          <text:p text:style-name="P19">Getting Started</text:p>
        </text:list-item>
        <text:list-item>
          <text:p text:style-name="P19">Completing Your Milestones</text:p>
          <text:list>
            <text:list-item>
              <text:p text:style-name="P20">CCSP</text:p>
            </text:list-item>
            <text:list-item>
              <text:p text:style-name="P21">Others</text:p>
            </text:list-item>
          </text:list>
        </text:list-item>
      </text:list>
      <text:list xml:id="list3003810733" text:style-name="L2">
        <text:list-item>
          <text:p text:style-name="P22">Managing Your Candidature</text:p>
          <text:list>
            <text:list-item>
              <text:p text:style-name="P23">Program Rules</text:p>
            </text:list-item>
            <text:list-item>
              <text:p text:style-name="P23">Specifications for Thesis</text:p>
            </text:list-item>
            <text:list-item>
              <text:p text:style-name="P24">Forms</text:p>
              <text:list>
                <text:list-item>
                  <text:p text:style-name="P25">Supervision</text:p>
                </text:list-item>
                <text:list-item>
                  <text:p text:style-name="P24">Leave</text:p>
                </text:list-item>
                <text:list-item>
                  <text:p text:style-name="P24">Study Away</text:p>
                </text:list-item>
                <text:list-item>
                  <text:p text:style-name="P26">Program Changes</text:p>
                </text:list-item>
              </text:list>
            </text:list-item>
            <text:list-item>
              <text:p text:style-name="P27">IP</text:p>
            </text:list-item>
            <text:list-item>
              <text:p text:style-name="P28">etc.</text:p>
            </text:list-item>
          </text:list>
        </text:list-item>
      </text:list>
      <text:list xml:id="list459154587" text:style-name="L3">
        <text:list-item>
          <text:p text:style-name="P29">Your Thesis &amp; Examination</text:p>
        </text:list-item>
        <text:list-item>
          <text:p text:style-name="P30"><text:span text:style-name="T6">Etc. </text:span>referenc<text:span text:style-name="T6">e</text:span> as needed.</text:p>
        </text:list-item>
      </text:list>
      <text:p text:style-name="P10"/>
      <text:p text:style-name="P11">School Induction:</text:p>
      <text:list xml:id="list3652031357" text:style-name="L4">
        <text:list-item>
          <text:p text:style-name="P31">New Student Induction</text:p>
        </text:list-item>
        <text:list-item>
          <text:p text:style-name="P33">Resources for Current HDR Students</text:p>
          <text:list>
            <text:list-item>
              <text:p text:style-name="P34">Travel, Purchases, <text:span text:style-name="T7">Templates</text:span></text:p>
            </text:list-item>
            <text:list-item>
              <text:p text:style-name="P35">Industry, Profiles, Maths <text:span text:style-name="T8">courses</text:span></text:p>
            </text:list-item>
            <text:list-item>
              <text:p text:style-name="P36"><text:span text:style-name="T9">Library: </text:span>Writing support</text:p>
            </text:list-item>
            <text:list-item>
              <text:p text:style-name="P37">Facebook Groups</text:p>
            </text:list-item>
            <text:list-item>
              <text:p text:style-name="P38">ECMS Connect?</text:p>
            </text:list-item>
          </text:list>
        </text:list-item>
        <text:list-item>
          <text:p text:style-name="P39"><text:span text:style-name="T10">HDR</text:span> Rep: Chee Kheng (CK) Chng</text:p>
        </text:list-item>
        <text:list-item>
          <text:p text:style-name="P39">Ingkarni Wardli Building <text:span text:style-name="T11">Lvl 5 open terrace</text:span></text:p>
        </text:list-item>
        <text:list-item>
          <text:p text:style-name="P41">O Week events</text:p>
        </text:list-item>
      </text:list>
      <text:p text:style-name="P10"/>
      <text:p text:style-name="P13">AUU, Clubs, Sport:</text:p>
      <text:list xml:id="list3991030494" text:style-name="L5">
        <text:list-item>
          <text:p text:style-name="P42">Computer Science Club of the Uni of Adelaide</text:p>
        </text:list-item>
        <text:list-item>
          <text:p text:style-name="P43">Software Engineering Club Adelaide Uni</text:p>
        </text:list-item>
        <text:list-item>
          <text:p text:style-name="P44">Wing Chun, Tae Kwon Do, Karate, Social Sport</text:p>
        </text:list-item>
      </text:list>
      <text:p text:style-name="P14"/>
      <text:p text:style-name="P15">Learnt rsync</text:p>
      <text:h text:style-name="P80" text:outline-level="3"/>
      <text:h text:style-name="P81" text:outline-level="3">2 Feb 2022</text:h>
      <text:h text:style-name="P77" text:outline-level="4"/>
      <text:h text:style-name="P77" text:outline-level="4">Tasks Completed</text:h>
      <text:p text:style-name="P70"/>
      <text:p text:style-name="P74">Papers Read:</text:p>
      <text:list xml:id="list1722133381" text:style-name="L16">
        <text:list-item>
          <text:p text:style-name="P72">W. Xu, D. Evans, and Y. Qi, ‘<text:span text:style-name="T17">Feature Squeezing: Detecting Adversarial Examples in Deep Neural Networks</text:span>’, Apr. 2017, doi: 10.14722/ndss.2018.23198.</text:p>
        </text:list-item>
        <text:list-item>
          <text:p text:style-name="P72">N. Papernot, P. McDaniel, Xi Wu, S. Jha, and A. Swami, ‘<text:span text:style-name="T17">Distillation as a Defense to Adversarial Perturbations Against Deep Neural Networks</text:span>’, 2016, pp. 582–597. doi: 10.1109/SP.2016.41.</text:p>
        </text:list-item>
        <text:list-item>
          <text:p text:style-name="P73">X. Huang et al., ‘<text:span text:style-name="T17">A survey of safety and trustworthiness of deep neural networks: Verification, testing, adversarial attack and defence, and interpretability</text:span>’, Computer science review, vol. 37, pp. 100270-, 2020, doi: 10.1016/j.cosrev.2020.100270. </text:p>
          <text:list>
            <text:list-item>
              <text:p text:style-name="P73"><text:span text:style-name="T16">(Chapter 6)</text:span></text:p>
            </text:list-item>
          </text:list>
        </text:list-item>
      </text:list>
      <text:p text:style-name="P70"/>
      <text:p text:style-name="P75">Takeaways:</text:p>
      <text:p text:style-name="P76"><text:span text:style-name="T19">Understanding of current defense techniques.</text:span></text:p>
      <text:h text:style-name="P83" text:outline-level="3"><text:soft-page-break/><text:span text:style-name="T2">Current </text:span>Tasks:</text:h>
      <text:p text:style-name="P3">SmartSat:</text:p>
      <text:list xml:id="list751783308" text:style-name="L6">
        <text:list-item>
          <text:p text:style-name="P45">3 Papers</text:p>
        </text:list-item>
        <text:list-item>
          <text:p text:style-name="P45">Write up</text:p>
        </text:list-item>
      </text:list>
      <text:p text:style-name="P9"/>
      <text:p text:style-name="P1">Desk environment:</text:p>
      <text:list xml:id="list3380324593" text:style-name="L7">
        <text:list-item>
          <text:p text:style-name="P47">Home:</text:p>
          <text:list>
            <text:list-item>
              <text:p text:style-name="P47">M.2 drive</text:p>
            </text:list-item>
            <text:list-item>
              <text:p text:style-name="P47">Standing Desk</text:p>
            </text:list-item>
          </text:list>
        </text:list-item>
      </text:list>
      <text:p text:style-name="P1"/>
      <text:p text:style-name="P8">Thursday <text:span text:style-name="T3">TJ </text:span>Meeting:</text:p>
      <text:list xml:id="list3770691592" text:style-name="L8">
        <text:list-item>
          <text:p text:style-name="P46">Agenda:</text:p>
          <text:list>
            <text:list-item>
              <text:p text:style-name="P48">Equipment</text:p>
            </text:list-item>
            <text:list-item>
              <text:p text:style-name="P48">Previous work</text:p>
              <text:list>
                <text:list-item>
                  <text:p text:style-name="P69">BAE Systems previous work</text:p>
                </text:list-item>
              </text:list>
            </text:list-item>
            <text:list-item>
              <text:p text:style-name="P48">Research Focus</text:p>
              <text:list>
                <text:list-item>
                  <text:p text:style-name="P68">Platform / Models / Datasets</text:p>
                </text:list-item>
              </text:list>
            </text:list-item>
            <text:list-item>
              <text:p text:style-name="P49">Communication</text:p>
            </text:list-item>
            <text:list-item>
              <text:p text:style-name="P66">Milestones</text:p>
            </text:list-item>
            <text:list-item>
              <text:p text:style-name="P67">Time split</text:p>
              <text:list>
                <text:list-item>
                  <text:p text:style-name="P67">Tangential</text:p>
                  <text:list>
                    <text:list-item>
                      <text:p text:style-name="P67">Tensorflow</text:p>
                    </text:list-item>
                    <text:list-item>
                      <text:p text:style-name="P67">Maths</text:p>
                    </text:list-item>
                  </text:list>
                </text:list-item>
                <text:list-item>
                  <text:p text:style-name="P67">Lit Review</text:p>
                  <text:list>
                    <text:list-item>
                      <text:p text:style-name="P67">Get Idea</text:p>
                    </text:list-item>
                    <text:list-item>
                      <text:p text:style-name="P67">Skim how</text:p>
                    </text:list-item>
                    <text:list-item>
                      <text:p text:style-name="P67">Use how when implementing</text:p>
                    </text:list-item>
                  </text:list>
                </text:list-item>
                <text:list-item>
                  <text:p text:style-name="P67"><text:span text:style-name="T15">Technical </text:span>Implementation / Testing</text:p>
                </text:list-item>
              </text:list>
            </text:list-item>
          </text:list>
        </text:list-item>
      </text:list>
      <text:p text:style-name="P1"/>
      <text:p text:style-name="P12">AGC Induction</text:p>
      <text:list xml:id="list2775655508" text:style-name="L9">
        <text:list-item>
          <text:p text:style-name="P50">Research Student Handbook</text:p>
          <text:list>
            <text:list-item>
              <text:p text:style-name="P51">Pg 70 policies</text:p>
            </text:list-item>
          </text:list>
        </text:list-item>
        <text:list-item>
          <text:p text:style-name="P52">CaRST Handbook</text:p>
        </text:list-item>
      </text:list>
      <text:p text:style-name="P1"/>
      <text:p text:style-name="P6">CCSP Tasks:</text:p>
      <text:list xml:id="list4039979500" text:style-name="L10">
        <text:list-item>
          <text:p text:style-name="P53">OR<text:span text:style-name="T5">C</text:span>iD → Aurora</text:p>
        </text:list-item>
        <text:list-item>
          <text:p text:style-name="P53">University’s Responsible Conduct of Research Policy</text:p>
        </text:list-item>
        <text:list-item>
          <text:p text:style-name="P53">Australian Code for Responsible Research Conduct.</text:p>
        </text:list-item>
        <text:list-item>
          <text:p text:style-name="P53">Epigeum Research Integrity course</text:p>
        </text:list-item>
        <text:list-item>
          <text:p text:style-name="P54">20h of CaRST<text:tab/></text:p>
        </text:list-item>
        <text:list-item>
          <text:p text:style-name="P53"><text:a xlink:type="simple" xlink:href="https://www.adelaide.edu.au/graduatecentre/current-students/completing-your-milestones/core-component-of-the-structured-program-ccsp" text:style-name="Internet_20_link" text:visited-style-name="Visited_20_Internet_20_Link">https://www.adelaide.edu.au/graduatecentre/current-students/completing-your-milestones/core-component-of-the-structured-program-ccsp</text:a></text:p>
        </text:list-item>
        <text:list-item>
          <text:p text:style-name="P53"/>
        </text:list-item>
      </text:list>
      <text:p text:style-name="P1"/>
      <text:h text:style-name="P78" text:outline-level="3"/>
      <text:h text:style-name="P82" text:outline-level="3">Extra Tasks:</text:h>
      <text:list xml:id="list3736383841" text:style-name="L11">
        <text:list-item>
          <text:p text:style-name="P55">https://github.com/louisfb01/start-machine-learning</text:p>
        </text:list-item>
        <text:list-item>
          <text:p text:style-name="P55">Stamford/EdX ML courses</text:p>
        </text:list-item>
        <text:list-item>
          <text:p text:style-name="P55">Python/C++ Algs (Runestone, Leetcode, AlgoExpert)</text:p>
        </text:list-item>
        <text:list-item>
          <text:p text:style-name="P55">Tensorflow, Pandas/numpy/scipy/PyPi/MatPlotLib, CUDA</text:p>
        </text:list-item>
        <text:list-item>
          <text:p text:style-name="P55">CSMath (<text:span text:style-name="T12">yr12, </text:span>3Blue1Brown, Stats/Probability, Calculus (<text:span text:style-name="T14">Multivariate, Vector, </text:span>Lambda), Optimisation, Linear Algebra)</text:p>
        </text:list-item>
        <text:list-item>
          <text:p text:style-name="P55">GitHub</text:p>
        </text:list-item>
        <text:list-item>
          <text:p text:style-name="P55">Papers</text:p>
        </text:list-item>
        <text:list-item>
          <text:p text:style-name="P55">LaTex</text:p>
        </text:list-item>
        <text:list-item>
          <text:p text:style-name="P55">Projects</text:p>
        </text:list-item>
      </text:list>
      <text:p text:style-name="P1"/>
      <text:h text:style-name="P78" text:outline-level="3"/>
      <text:h text:style-name="P82" text:outline-level="3"><text:soft-page-break/>Future Tasks</text:h>
      <text:p text:style-name="P2"/>
      <text:p text:style-name="P17">WHEN ENROLLED:</text:p>
      <text:p text:style-name="P4">Induction:</text:p>
      <text:list xml:id="list3782137806" text:style-name="L12">
        <text:list-item>
          <text:p text:style-name="P56">Student ID</text:p>
        </text:list-item>
        <text:list-item>
          <text:p text:style-name="P56">Online induction</text:p>
          <text:list>
            <text:list-item>
              <text:p text:style-name="P56"><text:a xlink:type="simple" xlink:href="https://www.adelaide.edu.au/graduatecentre/current-students/completing-your-milestones/induction#online-induction" text:style-name="Internet_20_link" text:visited-style-name="Visited_20_Internet_20_Link">https://www.adelaide.edu.au/graduatecentre/current-students/completing-your-milestones/induction#online-induction</text:a></text:p>
            </text:list-item>
          </text:list>
        </text:list-item>
        <text:list-item>
          <text:p text:style-name="P57">Meet Postgraduate Coordinator?</text:p>
          <text:list>
            <text:list-item>
              <text:p text:style-name="P58">Dr. Qi Wu</text:p>
            </text:list-item>
            <text:list-item>
              <text:p text:style-name="P59">Dr Markus Wagner</text:p>
            </text:list-item>
          </text:list>
        </text:list-item>
        <text:list-item>
          <text:p text:style-name="P32">School Administration Officer?</text:p>
          <text:list>
            <text:list-item>
              <text:p text:style-name="P61">ECMS Welcome Pack?</text:p>
            </text:list-item>
            <text:list-item>
              <text:p text:style-name="P32">Local Induction?</text:p>
            </text:list-item>
          </text:list>
        </text:list-item>
        <text:list-item>
          <text:p text:style-name="P62">ECMS HSW Induction</text:p>
        </text:list-item>
        <text:list-item>
          <text:p text:style-name="P40">Researcher Profile</text:p>
        </text:list-item>
      </text:list>
      <text:p text:style-name="P5"/>
      <text:p text:style-name="P16">CaRST</text:p>
      <text:list xml:id="list3467665559" text:style-name="L13">
        <text:list-item>
          <text:p text:style-name="P63">Postgraduate Research Induction</text:p>
        </text:list-item>
        <text:list-item>
          <text:p text:style-name="P64">How to Plan your PhD?</text:p>
        </text:list-item>
      </text:list>
      <text:p text:style-name="P6"/>
      <text:p text:style-name="P6">Fix Mailbox</text:p>
      <text:p text:style-name="P5"/>
      <text:p text:style-name="P5">Extra curricular:</text:p>
      <text:list xml:id="list1647178093" text:style-name="L14">
        <text:list-item>
          <text:p text:style-name="P60">PASS groups?</text:p>
        </text:list-item>
        <text:list-item>
          <text:p text:style-name="P65">Maths Learning Centre?</text:p>
        </text:list-item>
      </text:list>
      <text:p text:style-name="P2"/>
      <text:p text:style-name="P17">WHEN WFH ENDS:</text:p>
      <text:p text:style-name="P2">Desk Environment:</text:p>
      <text:list xml:id="list164145485339119" text:continue-list="list3380324593" text:style-name="L7">
        <text:list-item>
          <text:p text:style-name="P47">Campus:</text:p>
          <text:list>
            <text:list-item>
              <text:p text:style-name="P47">Headphones</text:p>
            </text:list-item>
            <text:list-item>
              <text:p text:style-name="P47">Ultrawide QHD monitor</text:p>
            </text:list-item>
            <text:list-item>
              <text:p text:style-name="P47">GPU/PSU/CPU/RAM/MoBo/Case</text:p>
            </text:list-item>
            <text:list-item>
              <text:p text:style-name="P47">LogiKeys, Glorious Mouse, <text:span text:style-name="T13">WiF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loext:contextual-spacing="false" fo:keep-with-next="always"/>
      <style:text-properties style:font-name="Liberation Serif2" fo:font-family="'Liberation Serif'" style:font-style-name="Regular" style:font-family-generic="roman" style:font-pitch="variable" fo:font-size="12pt" style:font-name-asian="Noto Sans CJK SC" style:font-family-asian="'Noto Sans CJK SC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" style:font-style-name="Bold" style:font-family-generic="roman" style:font-pitch="variable" fo:font-size="133%" fo:font-weight="bold" style:font-size-asian="133%" style:font-weight-asian="bold" style:font-size-complex="133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/>
      <style:text-properties style:font-name="Liberation Serif1" fo:font-family="'Liberation Serif'" style:font-style-name="Bold" style:font-family-generic="roman" style:font-pitch="variable" fo:font-size="12pt" fo:font-weight="bold" style:font-size-asian="12pt" style:font-weight-asian="bold" style:font-size-complex="12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11:15:46.433305204</meta:creation-date>
    <dc:date>2022-02-02T16:41:40.289438669</dc:date>
    <meta:editing-duration>PT11H59M21S</meta:editing-duration>
    <meta:editing-cycles>107</meta:editing-cycles>
    <meta:generator>LibreOffice/6.0.7.3$Linux_X86_64 LibreOffice_project/00m0$Build-3</meta:generator>
    <meta:document-statistic meta:table-count="0" meta:image-count="0" meta:object-count="0" meta:page-count="3" meta:paragraph-count="121" meta:word-count="480" meta:character-count="3094" meta:non-whitespace-character-count="2827"/>
  </office:meta>
</office:document-meta>
</file>